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nlo" svg:font-family="Menlo, Monaco, Consolas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e0e7c" officeooo:paragraph-rsid="000e0e7c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1fe3f4" officeooo:paragraph-rsid="001fe3f4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20053b" officeooo:paragraph-rsid="0020053b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20053b" officeooo:paragraph-rsid="0021b600" style:font-weight-asian="normal" style:font-weight-complex="normal"/>
    </style:style>
    <style:style style:name="P5" style:family="paragraph" style:parent-style-name="Text_20_body">
      <style:text-properties officeooo:rsid="0021b600" officeooo:paragraph-rsid="0021b600"/>
    </style:style>
    <style:style style:name="P6" style:family="paragraph" style:parent-style-name="Preformatted_20_Text">
      <style:paragraph-properties fo:text-align="start" style:justify-single-word="false"/>
      <style:text-properties style:text-underline-style="none" fo:font-weight="normal" officeooo:rsid="0020053b" officeooo:paragraph-rsid="0020053b" style:font-weight-asian="normal" style:font-weight-complex="normal"/>
    </style:style>
    <style:style style:name="P7" style:family="paragraph" style:parent-style-name="Preformatted_20_Text">
      <style:paragraph-properties fo:margin-top="0in" fo:margin-bottom="0.1043in" loext:contextual-spacing="false" fo:line-height="142%" fo:orphans="2" fo:widows="2" fo:padding="0.0937in" fo:border="0.06pt solid #cccccc"/>
    </style:style>
    <style:style style:name="P8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0ebdfc" officeooo:paragraph-rsid="000ebdfc" style:font-weight-asian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0eefff" officeooo:paragraph-rsid="000eefff" style:font-weight-asian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0817d" officeooo:paragraph-rsid="0010817d" style:font-weight-asian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140dd" officeooo:paragraph-rsid="001140dd" style:font-weight-asian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17321" officeooo:paragraph-rsid="00117321" style:font-weight-asian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1d661" officeooo:paragraph-rsid="0011d661" style:font-weight-asian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430a8" officeooo:paragraph-rsid="001430a8" style:font-weight-asian="normal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bfcc1" officeooo:paragraph-rsid="001d48ba" style:font-weight-asian="normal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e423f" officeooo:paragraph-rsid="001e423f" style:font-weight-asian="normal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fe3f4" officeooo:paragraph-rsid="001fe3f4" style:font-weight-asian="normal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style="italic" style:text-underline-style="none" fo:font-weight="normal" officeooo:rsid="001699a2" officeooo:paragraph-rsid="001699a2" style:font-style-asian="italic" style:font-weight-asian="normal" style:font-style-complex="italic" style:font-weight-complex="normal"/>
    </style:style>
    <style:style style:name="P19" style:family="paragraph" style:parent-style-name="Text_20_body">
      <style:text-properties officeooo:rsid="0021b600" officeooo:paragraph-rsid="0021b600"/>
    </style:style>
    <style:style style:name="P20" style:family="paragraph" style:parent-style-name="Text_20_body" style:list-style-name="L3">
      <style:text-properties officeooo:rsid="002363b0" officeooo:paragraph-rsid="002363b0"/>
    </style:style>
    <style:style style:name="P21" style:family="paragraph" style:parent-style-name="Text_20_body" style:list-style-name="L3">
      <style:text-properties officeooo:rsid="0023bd63" officeooo:paragraph-rsid="0023bd63"/>
    </style:style>
    <style:style style:name="P22" style:family="paragraph" style:parent-style-name="Text_20_body" style:list-style-name="L3">
      <style:text-properties officeooo:rsid="00256efb" officeooo:paragraph-rsid="00256efb"/>
    </style:style>
    <style:style style:name="P23" style:family="paragraph" style:parent-style-name="Text_20_body" style:list-style-name="L3">
      <style:text-properties officeooo:rsid="00262b4e" officeooo:paragraph-rsid="00262b4e"/>
    </style:style>
    <style:style style:name="P24" style:family="paragraph" style:parent-style-name="Text_20_body" style:list-style-name="L3">
      <style:text-properties officeooo:rsid="0026b8d0" officeooo:paragraph-rsid="0026b8d0"/>
    </style:style>
    <style:style style:name="P25" style:family="paragraph" style:parent-style-name="Text_20_body" style:list-style-name="L3">
      <style:text-properties officeooo:rsid="0026edd8" officeooo:paragraph-rsid="0026edd8"/>
    </style:style>
    <style:style style:name="P26" style:family="paragraph" style:parent-style-name="Text_20_body">
      <style:text-properties officeooo:rsid="0026edd8" officeooo:paragraph-rsid="0026edd8"/>
    </style:style>
    <style:style style:name="P27" style:family="paragraph" style:parent-style-name="Text_20_body" style:list-style-name="L3">
      <style:text-properties officeooo:rsid="002719d3" officeooo:paragraph-rsid="002719d3"/>
    </style:style>
    <style:style style:name="P28" style:family="paragraph" style:parent-style-name="Text_20_body">
      <style:text-properties officeooo:rsid="0029d702" officeooo:paragraph-rsid="0029d702"/>
    </style:style>
    <style:style style:name="P29" style:family="paragraph" style:parent-style-name="Text_20_body">
      <style:text-properties officeooo:rsid="002a1aa3" officeooo:paragraph-rsid="002a1aa3"/>
    </style:style>
    <style:style style:name="P30" style:family="paragraph" style:parent-style-name="Text_20_body">
      <style:text-properties officeooo:rsid="002a1aa3" officeooo:paragraph-rsid="002ec723"/>
    </style:style>
    <style:style style:name="P31" style:family="paragraph" style:parent-style-name="Text_20_body">
      <style:text-properties officeooo:rsid="002d20d8" officeooo:paragraph-rsid="002d20d8"/>
    </style:style>
    <style:style style:name="P32" style:family="paragraph" style:parent-style-name="Text_20_body">
      <style:text-properties officeooo:rsid="002d3c73" officeooo:paragraph-rsid="002d3c73"/>
    </style:style>
    <style:style style:name="P33" style:family="paragraph" style:parent-style-name="Text_20_body">
      <style:text-properties officeooo:rsid="002d3c73" officeooo:paragraph-rsid="002eac70"/>
    </style:style>
    <style:style style:name="P34" style:family="paragraph" style:parent-style-name="Text_20_body">
      <style:text-properties officeooo:rsid="002ec723" officeooo:paragraph-rsid="002ec723"/>
    </style:style>
    <style:style style:name="P35" style:family="paragraph" style:parent-style-name="Text_20_body" style:list-style-name="L3">
      <style:text-properties officeooo:rsid="0030b839" officeooo:paragraph-rsid="0030b839"/>
    </style:style>
    <style:style style:name="P36" style:family="paragraph" style:parent-style-name="Text_20_body">
      <style:paragraph-properties fo:padding="0.0291in" fo:border-left="none" fo:border-right="none" fo:border-top="none" fo:border-bottom="0.99pt solid #000000" style:join-border="false"/>
      <style:text-properties officeooo:rsid="0021b600" officeooo:paragraph-rsid="0021b600"/>
    </style:style>
    <style:style style:name="P37" style:family="paragraph" style:parent-style-name="Text_20_body">
      <style:paragraph-properties fo:padding="0.0291in" fo:border-left="none" fo:border-right="none" fo:border-top="none" fo:border-bottom="0.99pt solid #000000" style:join-border="false"/>
      <style:text-properties officeooo:rsid="002ec723" officeooo:paragraph-rsid="002ec723"/>
    </style:style>
    <style:style style:name="P38" style:family="paragraph" style:parent-style-name="Text_20_body">
      <style:paragraph-properties fo:padding="0.0291in" fo:border-left="none" fo:border-right="none" fo:border-top="none" fo:border-bottom="0.99pt solid #000000" style:join-border="false"/>
      <style:text-properties officeooo:rsid="0029d702" officeooo:paragraph-rsid="0029d702"/>
    </style:style>
    <style:style style:name="P39" style:family="paragraph" style:parent-style-name="Preformatted_20_Text" style:list-style-name="L2">
      <style:paragraph-properties fo:text-align="start" style:justify-single-word="false"/>
      <style:text-properties style:text-underline-style="none" fo:font-weight="normal" officeooo:rsid="0020053b" officeooo:paragraph-rsid="0020053b" style:font-weight-asian="normal" style:font-weight-complex="normal"/>
    </style:style>
    <style:style style:name="T1" style:family="text">
      <style:text-properties officeooo:rsid="00104536"/>
    </style:style>
    <style:style style:name="T2" style:family="text">
      <style:text-properties officeooo:rsid="0011d661"/>
    </style:style>
    <style:style style:name="T3" style:family="text">
      <style:text-properties officeooo:rsid="0013979a"/>
    </style:style>
    <style:style style:name="T4" style:family="text">
      <style:text-properties officeooo:rsid="0015b571"/>
    </style:style>
    <style:style style:name="T5" style:family="text">
      <style:text-properties officeooo:rsid="0016b676"/>
    </style:style>
    <style:style style:name="T6" style:family="text">
      <style:text-properties officeooo:rsid="001a2690"/>
    </style:style>
    <style:style style:name="T7" style:family="text">
      <style:text-properties officeooo:rsid="001d48ba"/>
    </style:style>
    <style:style style:name="T8" style:family="text">
      <style:text-properties officeooo:rsid="0021b600"/>
    </style:style>
    <style:style style:name="T9" style:family="text">
      <style:text-properties fo:font-variant="normal" fo:text-transform="none" fo:color="#333333" style:font-name="Menlo" fo:font-size="9.75pt" fo:letter-spacing="normal" fo:font-style="normal" fo:font-weight="normal" fo:background-color="#f8f8f8" loext:char-shading-value="0" loext:padding="0in" loext:border="none"/>
    </style:style>
    <style:style style:name="T10" style:family="text">
      <style:text-properties fo:font-variant="normal" fo:text-transform="none" fo:color="#333333" style:font-name="Menlo" fo:font-size="9.75pt" fo:letter-spacing="normal" fo:font-style="normal" fo:font-weight="bold" fo:background-color="#f8f8f8" loext:char-shading-value="0" loext:padding="0in" loext:border="none"/>
    </style:style>
    <style:style style:name="T11" style:family="text">
      <style:text-properties fo:font-variant="normal" fo:text-transform="none" fo:color="#333333" style:font-name="Menlo" fo:font-size="9.75pt" fo:letter-spacing="normal" fo:font-style="normal" fo:background-color="#f8f8f8" loext:char-shading-value="0" loext:padding="0in" loext:border="none"/>
    </style:style>
    <style:style style:name="T12" style:family="text">
      <style:text-properties fo:font-variant="normal" fo:text-transform="none" fo:color="#333333" fo:letter-spacing="normal" fo:background-color="#f8f8f8" loext:char-shading-value="0" loext:padding="0in" loext:border="none"/>
    </style:style>
    <style:style style:name="T13" style:family="text">
      <style:text-properties fo:font-variant="normal" fo:text-transform="none" fo:color="#dd1144" style:font-name="Menlo" fo:font-size="9.75pt" fo:letter-spacing="normal" fo:font-style="normal" fo:font-weight="normal" fo:background-color="#f8f8f8" loext:char-shading-value="0" loext:padding="0in" loext:border="none"/>
    </style:style>
    <style:style style:name="T14" style:family="text">
      <style:text-properties fo:font-variant="normal" fo:text-transform="none" fo:color="#dd1144" style:font-name="Menlo" fo:font-size="9.75pt" fo:letter-spacing="normal" fo:font-style="normal" fo:background-color="#f8f8f8" loext:char-shading-value="0" loext:padding="0in" loext:border="none"/>
    </style:style>
    <style:style style:name="T15" style:family="text">
      <style:text-properties fo:font-variant="normal" fo:text-transform="none" fo:color="#dd1144" style:font-name="Menlo" fo:font-size="9.75pt" fo:letter-spacing="normal" fo:font-style="normal" officeooo:rsid="0021b600" fo:background-color="#f8f8f8" loext:char-shading-value="0" loext:padding="0in" loext:border="none"/>
    </style:style>
    <style:style style:name="T16" style:family="text">
      <style:text-properties fo:font-variant="normal" fo:text-transform="none" fo:color="#990073" style:font-name="Menlo" fo:font-size="9.75pt" fo:letter-spacing="normal" fo:font-style="normal" fo:font-weight="normal" fo:background-color="#f8f8f8" loext:char-shading-value="0" loext:padding="0in" loext:border="none"/>
    </style:style>
    <style:style style:name="T17" style:family="text">
      <style:text-properties fo:font-variant="normal" fo:text-transform="none" fo:color="#008080" style:font-name="Menlo" fo:font-size="9.75pt" fo:letter-spacing="normal" fo:font-style="normal" fo:font-weight="normal" fo:background-color="#f8f8f8" loext:char-shading-value="0" loext:padding="0in" loext:border="none"/>
    </style:style>
    <style:style style:name="T18" style:family="text">
      <style:text-properties officeooo:rsid="002719d3"/>
    </style:style>
    <style:style style:name="T19" style:family="text">
      <style:text-properties officeooo:rsid="002a1aa3"/>
    </style:style>
    <style:style style:name="T20" style:family="text">
      <style:text-properties officeooo:rsid="002c19c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ils Setup</text:p>
      <text:p text:style-name="P1"/>
      <text:list xml:id="list4501380335598852257" text:style-name="L1">
        <text:list-item>
          <text:p text:style-name="P8">rails new app_path (eg rails new timetracking)</text:p>
        </text:list-item>
        <text:list-item>
          <text:p text:style-name="P9">cd app_path (eg cd timetracking) <text:span text:style-name="T1">and open folder in sublime</text:span></text:p>
        </text:list-item>
        <text:list-item>
          <text:p text:style-name="P10">rails s (starts the server)</text:p>
        </text:list-item>
        <text:list-item>
          <text:p text:style-name="P11">go to localhost:3000</text:p>
        </text:list-item>
        <text:list-item>
          <text:p text:style-name="P12">rake <text:a xlink:type="simple" xlink:href="db:create" text:style-name="Internet_20_link" text:visited-style-name="Visited_20_Internet_20_Link">db:create</text:a> <text:span text:style-name="T2">(create new database)</text:span></text:p>
        </text:list-item>
        <text:list-item>
          <text:p text:style-name="P13">(you can access the console with rails c <text:span text:style-name="T3">and exit with ‘quit’</text:span>)</text:p>
        </text:list-item>
        <text:list-item>
          <text:p text:style-name="P14">git init / add / commit <text:span text:style-name="T4">(“Add initial rails structure”)</text:span></text:p>
        </text:list-item>
        <text:list-item>
          <text:p text:style-name="P18"><text:span text:style-name="T6">EG </text:span>rails g controller projects index (creates a new controller called projects_<text:span text:style-name="T5">controller with index action and route /projects/index</text:span>)</text:p>
        </text:list-item>
        <text:list-item>
          <text:p text:style-name="P15">in config/routes <text:span text:style-name="T7">get '/', to: 'site#home' (create home page) OR root to: ‘site#home’</text:span></text:p>
        </text:list-item>
        <text:list-item>
          <text:p text:style-name="P16">rails g controller site (creates controller for site)</text:p>
        </text:list-item>
        <text:list-item>
          <text:p text:style-name="P17">In site controller:<text:line-break/>def home<text:line-break/><text:tab/>render 'home'</text:p>
          <text:p text:style-name="P17">end</text:p>
        </text:list-item>
        <text:list-item>
          <text:p text:style-name="P17">app/views/site/home.html.erb (view for homepage)</text:p>
        </text:list-item>
      </text:list>
      <text:p text:style-name="P2"/>
      <text:p text:style-name="P4">Forms in rails <text:span text:style-name="T8">http://learn.ironhack.com/#/learning_unit/548</text:span></text:p>
      <text:p text:style-name="P3"/>
      <text:p text:style-name="P3">HTML:</text:p>
      <text:p text:style-name="P3">&lt;form action="/text_inspections" method="post"&gt;</text:p>
      <text:p text:style-name="P3"><text:s text:c="2"/>&lt;div&gt;</text:p>
      <text:p text:style-name="P3"><text:s text:c="4"/>&lt;label for="text_inspection_user_text"&gt;Text&lt;/label&gt;</text:p>
      <text:p text:style-name="P3"><text:s text:c="4"/>&lt;textarea name="text_inspection[user_text]" id="text_inspection_user_text"&gt;&lt;/textarea&gt;</text:p>
      <text:p text:style-name="P3"><text:s text:c="2"/>&lt;/div&gt;</text:p>
      <text:p text:style-name="P3"><text:s text:c="4"/>&lt;button type="submit"&gt;Submit text&lt;/button&gt;</text:p>
      <text:p text:style-name="P3"><text:s text:c="4"/>&lt;input type="hidden" name="authenticity_token"</text:p>
      <text:p text:style-name="P3"><text:s text:c="6"/>value="&lt;%= form_authenticity_token %&gt;"&gt;</text:p>
      <text:p text:style-name="P3">&lt;/form&gt;</text:p>
      <text:p text:style-name="P3"/>
      <text:list xml:id="list6275164129958829664" text:style-name="L2">
        <text:list-item>
          <text:p text:style-name="P39"><text:span text:style-name="Source_20_Text"><text:span text:style-name="T11">post </text:span></text:span><text:span text:style-name="Source_20_Text"><text:span text:style-name="T14">"/text_inspections"</text:span></text:span><text:span text:style-name="Source_20_Text"><text:span text:style-name="T11">, </text:span></text:span><text:span text:style-name="Source_20_Text"><text:span text:style-name="T10">to</text:span></text:span><text:span text:style-name="Source_20_Text"><text:span text:style-name="T11">: </text:span></text:span><text:span text:style-name="Source_20_Text"><text:span text:style-name="T14">"text_inspections#create" </text:span></text:span><text:span text:style-name="Source_20_Text"><text:span text:style-name="T15">(Add <text:s/>route)</text:span></text:span></text:p>
        </text:list-item>
      </text:list>
      <text:p text:style-name="P6"><text:span text:style-name="Source_20_Text"><text:span text:style-name="T10">def</text:span></text:span><text:span text:style-name="Source_20_Text"><text:span text:style-name="T11"> create</text:span></text:span></text:p>
      <text:p text:style-name="P7"><text:span text:style-name="Source_20_Text"><text:span text:style-name="T12"><text:s text:c="4"/></text:span></text:span><text:span text:style-name="Source_20_Text"><text:span text:style-name="T17">@text</text:span></text:span><text:span text:style-name="Source_20_Text"><text:span text:style-name="T9"> = params[</text:span></text:span><text:span text:style-name="Source_20_Text"><text:span text:style-name="T16">:text_inspection</text:span></text:span><text:span text:style-name="Source_20_Text"><text:span text:style-name="T9">][</text:span></text:span><text:span text:style-name="Source_20_Text"><text:span text:style-name="T16">:user_text</text:span></text:span><text:span text:style-name="Source_20_Text"><text:span text:style-name="T9">]</text:span></text:span></text:p>
      <text:p text:style-name="P7"><text:span text:style-name="Source_20_Text"><text:span text:style-name="T12"><text:s text:c="4"/></text:span></text:span><text:span text:style-name="Source_20_Text"><text:span text:style-name="T17">@word_count</text:span></text:span><text:span text:style-name="Source_20_Text"><text:span text:style-name="T9"> = </text:span></text:span><text:span text:style-name="Source_20_Text"><text:span text:style-name="T17">@text</text:span></text:span><text:span text:style-name="Source_20_Text"><text:span text:style-name="T9">.split(</text:span></text:span><text:span text:style-name="Source_20_Text"><text:span text:style-name="T13">" "</text:span></text:span><text:span text:style-name="Source_20_Text"><text:span text:style-name="T9">).length</text:span></text:span></text:p>
      <text:p text:style-name="P7"><text:span text:style-name="Source_20_Text"><text:span text:style-name="T12"><text:s text:c="4"/></text:span></text:span><text:span text:style-name="Source_20_Text"><text:span text:style-name="T9">render </text:span></text:span><text:span text:style-name="Source_20_Text"><text:span text:style-name="T16">plain:</text:span></text:span><text:span text:style-name="Source_20_Text"><text:span text:style-name="T9"> </text:span></text:span><text:span text:style-name="Source_20_Text"><text:span text:style-name="T17">@word_count</text:span></text:span></text:p>
      <text:p text:style-name="P7"><text:span text:style-name="Source_20_Text"><text:span text:style-name="T12"><text:s text:c="2"/></text:span></text:span><text:span text:style-name="Source_20_Text"><text:span text:style-name="T10">end</text:span></text:span></text:p>
      <text:p text:style-name="P5">Add create method to the appropriate controller</text:p>
      <text:p text:style-name="P5">You should then redirect!</text:p>
      <text:p text:style-name="P5">Create appropriate view (.html.erb)</text:p>
      <text:p text:style-name="P36"/>
      <text:p text:style-name="P26"/>
      <text:list xml:id="list7821037563808982522" text:style-name="L3">
        <text:list-item>
          <text:p text:style-name="P20">rails g model Project name:string (creates the Project model)</text:p>
        </text:list-item>
        <text:list-item>
          <text:p text:style-name="P21"><text:soft-page-break/>rake <text:a xlink:type="simple" xlink:href="db:migrate" text:style-name="Internet_20_link" text:visited-style-name="Visited_20_Internet_20_Link">db:migrate</text:a> (migrates the database)</text:p>
        </text:list-item>
        <text:list-item>
          <text:p text:style-name="P35">rake/rails <text:a xlink:type="simple" xlink:href="db:seed" text:style-name="Internet_20_link" text:visited-style-name="Visited_20_Internet_20_Link">db:seed</text:a> (make sure you’ve created seeds first)</text:p>
        </text:list-item>
        <text:list-item>
          <text:p text:style-name="P35">OR rails <text:a xlink:type="simple" xlink:href="db:setup" text:style-name="Internet_20_link" text:visited-style-name="Visited_20_Internet_20_Link">db:setup</text:a> does everything</text:p>
        </text:list-item>
        <text:list-item>
          <text:p text:style-name="P22">rails g migration add_description_to_projects description:text</text:p>
        </text:list-item>
        <text:list-item>
          <text:p text:style-name="P23">rake <text:a xlink:type="simple" xlink:href="db:migrate" text:style-name="Internet_20_link" text:visited-style-name="Visited_20_Internet_20_Link">db:migrate</text:a></text:p>
        </text:list-item>
        <text:list-item>
          <text:p text:style-name="P25">rails c (open console)</text:p>
        </text:list-item>
        <text:list-item>
          <text:p text:style-name="P24">reload!</text:p>
        </text:list-item>
        <text:list-item>
          <text:p text:style-name="P24">my_project = Project.new</text:p>
        </text:list-item>
        <text:list-item>
          <text:p text:style-name="P24">my_project.name = “Ironhack” <text:span text:style-name="T18">(also description) [or my_project = Project.new(name:’Ironhack’, description:’description’)</text:span></text:p>
        </text:list-item>
        <text:list-item>
          <text:p text:style-name="P27">my_project.save</text:p>
        </text:list-item>
      </text:list>
      <text:p text:style-name="P5"/>
      <text:p text:style-name="P28">Finding a project:</text:p>
      <text:p text:style-name="P28">Project.find_by(name:"Ironhack") <text:span text:style-name="T20">(if there’s more than one, will return the first)</text:span></text:p>
      <text:p text:style-name="P28"/>
      <text:p text:style-name="P28">Finding a collection (list):</text:p>
      <text:p text:style-name="P28">Project.all <text:span text:style-name="T19">(returns all)</text:span></text:p>
      <text:p text:style-name="P29">Project.where(name: ‘Ironhack’) (with conditions)</text:p>
      <text:p text:style-name="P29">Project.where(name:’Ironhack’)<text:line-break/><text:tab/>.where(“created_at &lt; ?”, Date.yesterday) <text:s/>(chaing conditions)</text:p>
      <text:p text:style-name="P29"/>
      <text:p text:style-name="P32">Project.order(“name ASC”)</text:p>
      <text:p text:style-name="P32">Project.order(“created_at DESC”)</text:p>
      <text:p text:style-name="P32"/>
      <text:p text:style-name="P32">Examples: </text:p>
      <text:p text:style-name="P32">1) All projects not named ‘Ironhack’ → Project.where.not(name:"Ironhack")</text:p>
      <text:p text:style-name="P32">2) Projects created in the last month ordered alphabetically by name → Project.where("created_at &lt; ?", Date.today - 1.month).order("name ASC")</text:p>
      <text:p text:style-name="P32">3) Projects updated yesterday → Project.where("created_at = ?", Date.yesterday)</text:p>
      <text:p text:style-name="P33">4) Project with ID 3 → Project.find_by(id:”3”)</text:p>
      <text:p text:style-name="P33"/>
      <text:p text:style-name="P34"><text:soft-page-break/>renaming:</text:p>
      <text:p text:style-name="P37">project = Project.find 1<text:line-break/>project.name = “New Name”<text:line-break/>project.save<text:line-break/></text:p>
      <text:p text:style-name="P30"/>
      <text:p text:style-name="P31">Dates</text:p>
      <text:p text:style-name="P31">1.day.ago</text:p>
      <text:p text:style-name="P31">1.day.from_now</text:p>
      <text:p text:style-name="P31">Date.today + 1.day</text:p>
      <text:p text:style-name="P38"/>
      <text:p text:style-name="P28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nlo" svg:font-family="Menlo, Monaco, Consolas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09:45:29.778406505</meta:creation-date>
    <dc:date>2016-11-08T13:02:35.960030376</dc:date>
    <meta:editing-duration>PT9H9M37S</meta:editing-duration>
    <meta:editing-cycles>37</meta:editing-cycles>
    <meta:generator>LibreOffice/5.1.4.2$Linux_X86_64 LibreOffice_project/10m0$Build-2</meta:generator>
    <meta:document-statistic meta:table-count="0" meta:image-count="0" meta:object-count="0" meta:page-count="3" meta:paragraph-count="65" meta:word-count="337" meta:character-count="2711" meta:non-whitespace-character-count="2416"/>
  </office:meta>
</office:document-meta>
</file>